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Data description</text:h>
      <text:p text:style-name="Text_20_body">The Boston data frame has 506 rows and 14 columns.</text:p>
      <text:p text:style-name="Text_20_body">This data frame contains the following columns:</text:p>
      <text:p text:style-name="Text_20_body"><text:span text:style-name="Strong_20_Emphasis"><text:span text:style-name="Emphasis">crim</text:span></text:span><text:line-break/>per capita crime rate by town.</text:p>
      <text:p text:style-name="Text_20_body"><text:span text:style-name="Strong_20_Emphasis"><text:span text:style-name="Emphasis">zn</text:span></text:span><text:line-break/>proportion of residential land zoned for lots over 25,000 sq.ft.</text:p>
      <text:p text:style-name="Text_20_body"><text:span text:style-name="Emphasis"><text:span text:style-name="Strong_20_Emphasis">indus</text:span></text:span><text:line-break/>proportion of non-retail business acres per town.</text:p>
      <text:p text:style-name="Text_20_body"><text:span text:style-name="Emphasis"><text:span text:style-name="Strong_20_Emphasis">chas</text:span></text:span><text:line-break/>Charles River dummy variable (= 1 if tract bounds river; 0 otherwise).</text:p>
      <text:p text:style-name="Text_20_body"><text:span text:style-name="Emphasis"><text:span text:style-name="Strong_20_Emphasis">nox</text:span></text:span><text:line-break/>nitrogen oxides concentration (parts per 10 million).</text:p>
      <text:p text:style-name="Text_20_body"><text:span text:style-name="Emphasis"><text:span text:style-name="Strong_20_Emphasis">rm</text:span></text:span><text:line-break/>average number of rooms per dwelling.</text:p>
      <text:p text:style-name="Text_20_body"><text:span text:style-name="Emphasis"><text:span text:style-name="Strong_20_Emphasis">age</text:span></text:span><text:line-break/>proportion of owner-occupied units built prior to 1940.</text:p>
      <text:p text:style-name="Text_20_body"><text:span text:style-name="Emphasis"><text:span text:style-name="Strong_20_Emphasis">dis</text:span></text:span><text:line-break/>weighted mean of distances to five Boston employment centres.</text:p>
      <text:p text:style-name="Text_20_body"><text:span text:style-name="Emphasis"><text:span text:style-name="Strong_20_Emphasis">rad</text:span></text:span><text:line-break/>index of accessibility to radial highways.</text:p>
      <text:p text:style-name="Text_20_body"><text:span text:style-name="Emphasis"><text:span text:style-name="Strong_20_Emphasis">tax</text:span></text:span><text:line-break/>full-value property-tax rate per $10,000.</text:p>
      <text:p text:style-name="Text_20_body"><text:span text:style-name="Emphasis"><text:span text:style-name="Strong_20_Emphasis">ptratio</text:span></text:span><text:line-break/>pupil-teacher ratio by town.</text:p>
      <text:p text:style-name="Text_20_body"><text:span text:style-name="Emphasis"><text:span text:style-name="Strong_20_Emphasis">black</text:span></text:span><text:line-break/>1000(Bk - 0.63)^2 where Bk is the proportion of blacks by town.</text:p>
      <text:p text:style-name="Text_20_body"><text:span text:style-name="Emphasis"><text:span text:style-name="Strong_20_Emphasis">lstat</text:span></text:span><text:line-break/>lower status of the population (percent).</text:p>
      <text:p text:style-name="Text_20_body"><text:span text:style-name="Emphasis"><text:span text:style-name="Strong_20_Emphasis">medv</text:span></text:span><text:line-break/>median value of owner-occupied homes in $1000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6:48:50.175757049</meta:creation-date>
    <dc:date>2019-10-10T16:49:13.445051765</dc:date>
    <meta:editing-duration>PT24S</meta:editing-duration>
    <meta:editing-cycles>1</meta:editing-cycles>
    <meta:document-statistic meta:table-count="0" meta:image-count="0" meta:object-count="0" meta:page-count="1" meta:paragraph-count="17" meta:word-count="138" meta:character-count="861" meta:non-whitespace-character-count="740"/>
    <meta:generator>LibreOffice/6.1.3.2$Linux_X86_64 LibreOffice_project/10$Build-2</meta:generator>
  </office:meta>
</office:document-meta>
</file>